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a99" officeooo:paragraph-rsid="0013fa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 es una prue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7:11:49.888262000</meta:creation-date>
    <dc:date>2017-05-12T17:12:54.886806000</dc:date>
    <meta:editing-duration>PT29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5.2.6.2$MacOSX_X86_64 LibreOffice_project/a3100ed2409ebf1c212f5048fbe377c281438fdc</meta:generator>
  </office:meta>
</office:document-meta>
</file>